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7083333333333334in"/>
    </style:style>
    <style:style style:name="co3" style:family="table-column">
      <style:table-column-properties fo:break-before="auto" style:column-width="6.520833333333333in"/>
    </style:style>
    <style:style style:name="co4" style:family="table-column">
      <style:table-column-properties fo:break-before="auto" style:column-width="4.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Report Type </text:p>
          </table:table-cell>
          <table:table-cell table:style-name="ce21" office:value-type="string">
            <text:p>Street </text:p>
          </table:table-cell>
          <table:table-cell table:style-name="ce21" office:value-type="string">
            <text:p>Zip </text:p>
          </table:table-cell>
          <table:table-cell table:style-name="ce21" office:value-type="string">
            <text:p>Area </text:p>
          </table:table-cell>
          <table:table-cell table:style-name="ce21" office:value-type="string">
            <text:p>ED </text:p>
          </table:table-cell>
          <table:table-cell table:style-name="ce21" office:value-type="string">
            <text:p>N#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ALABAM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ALABAM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ALABAM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ALABAM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04-01-04T00:00:00">
            <text:p>1/4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1-04T00:00:00">
            <text:p>1/4/2004</text:p>
          </table:table-cell>
          <table:table-cell table:style-name="ce21" office:value-type="string">
            <text:p>RECKLESS HANDLING OF FIREARM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1-04T00:00:00">
            <text:p>1/4/2004</text:p>
          </table:table-cell>
          <table:table-cell table:style-name="ce21" office:value-type="string">
            <text:p>TOBACCO PRODUCTS - POSSESSION OF PRODUCT BY PERSONS UND E </text:p>
          </table:table-cell>
          <table:table-cell table:style-name="ce21" office:value-type="string">
            <text:p>BARLOW ROAD </text:p>
          </table:table-cell>
          <table:table-cell table:style-name="ce23" office:value-type="float" office:value="23188">
            <text:p>23188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2-25T00:00:00">
            <text:p>2/25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2-25T00:00:00">
            <text:p>2/25/2004</text:p>
          </table:table-cell>
          <table:table-cell table:style-name="ce21" office:value-type="string">
            <text:p>DRUG/NARCOTIC VIOLATIONS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2-25T00:00:00">
            <text:p>2/2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15-11-09T00:00:00">
            <text:p>11/9/201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15-11-22T00:00:00">
            <text:p>11/2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TERS NECK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ARTERS NECK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TERS NECK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ARTERS NECK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APEL HILL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APEL HILL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HAPEL HILL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CHERWELL COURT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CHERWELL COURT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date" office:date-value="2004-01-06T00:00:00">
            <text:p>1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ER PATH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DEER PATH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ER PATH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ER PATH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2" office:value-type="date" office:date-value="2015-10-20T00:00:00">
            <text:p>10/20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ER PATH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2" office:value-type="date" office:date-value="2004-02-27T00:00:00">
            <text:p>2/27/2004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DEVONSHIRE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VONSHIRE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EVONSHIRE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date" office:date-value="2004-05-22T00:00:00">
            <text:p>5/2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EVONSHIRE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date" office:date-value="2015-12-20T00:00:00">
            <text:p>12/2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VONSHIRE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EAST ROCHAMBEAU &amp; BARLOW R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EAST ROCHAMBEAU &amp; BARLOW R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 &amp; MOORETOWN RD.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05T00:00:00">
            <text:p>1/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26T00:00:00">
            <text:p>1/26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27T00:00:00">
            <text:p>1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27T00:00:00">
            <text:p>1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POSSESS WEAPON ON SCHOOL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25T00:00:00">
            <text:p>2/2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03T00:00:00">
            <text:p>3/3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08T00:00:00">
            <text:p>3/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08T00:00:00">
            <text:p>3/8/2004</text:p>
          </table:table-cell>
          <table:table-cell table:style-name="ce21" office:value-type="string">
            <text:p>ISSUING BAD CHECKS &lt;$200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14T00:00:00">
            <text:p>3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19T00:00:00">
            <text:p>3/1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26T00:00:00">
            <text:p>3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06T00:00:00">
            <text:p>4/6/2004</text:p>
          </table:table-cell>
          <table:table-cell table:style-name="ce21" office:value-type="string">
            <text:p>LARCENY,FROM COIN-OP.MACHINE OR DEVI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25T00:00:00">
            <text:p>5/25/2004</text:p>
          </table:table-cell>
          <table:table-cell table:style-name="ce21" office:value-type="string">
            <text:p>DISTRIBUTION OF IMITATION DRUGS TO MINOR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25T00:00:00">
            <text:p>5/25/2004</text:p>
          </table:table-cell>
          <table:table-cell table:style-name="ce21" office:value-type="string">
            <text:p>POSSESS WEAPON ON SCHOOL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25T00:00:00">
            <text:p>5/25/2004</text:p>
          </table:table-cell>
          <table:table-cell table:style-name="ce21" office:value-type="string">
            <text:p>POSSESS WEAPON ON SCHOOL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25T00:00:00">
            <text:p>5/2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26T00:00:00">
            <text:p>5/26/2004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05T00:00:00">
            <text:p>6/5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30T00:00:00">
            <text:p>6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16T00:00:00">
            <text:p>7/1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RAPE </text:p>
          </table:table-cell>
          <table:table-cell table:style-name="ce25" office:value-type="string">
            <text:p>EAST ROCHAMBEAU DRIVE </text:p>
          </table:table-cell>
          <table:table-cell table:style-name="ce23" office:value-type="float" office:value="23188">
            <text:p>23188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6T00:00:00">
            <text:p>7/2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9T00:00:00">
            <text:p>7/29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AGGRAVATED MALICIOUS WOUNDING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02T00:00:00">
            <text:p>10/2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08T00:00:00">
            <text:p>10/8/201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13T00:00:00">
            <text:p>10/13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18T00:00:00">
            <text:p>10/18/201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0T00:00:00">
            <text:p>10/20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4T00:00:00">
            <text:p>10/24/201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4T00:00:00">
            <text:p>10/24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07T00:00:00">
            <text:p>11/7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09T00:00:00">
            <text:p>11/9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12T00:00:00">
            <text:p>11/1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12T00:00:00">
            <text:p>11/12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BREAKING &amp; ENTER W/INT TO RAPE,ROB,MURDER -ARME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18T00:00:00">
            <text:p>11/18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20T00:00:00">
            <text:p>11/20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26T00:00:00">
            <text:p>11/2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26T00:00:00">
            <text:p>11/26/201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26T00:00:00">
            <text:p>11/26/2015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26T00:00:00">
            <text:p>11/26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4T00:00:00">
            <text:p>12/14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5T00:00:00">
            <text:p>12/15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9T00:00:00">
            <text:p>12/19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31T00:00:00">
            <text:p>12/3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31T00:00:00">
            <text:p>12/31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12T00:00:00">
            <text:p>6/1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WELL &amp; 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2" office:value-type="date" office:date-value="2004-06-12T00:00:00">
            <text:p>6/1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WELL &amp; 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2" office:value-type="date" office:date-value="2004-06-12T00:00:00">
            <text:p>6/1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WELL &amp; 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2" office:value-type="date" office:date-value="2004-01-05T00:00:00">
            <text:p>1/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2" office:value-type="date" office:date-value="2004-03-08T00:00:00">
            <text:p>3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2" office:value-type="date" office:date-value="2004-03-08T00:00:00">
            <text:p>3/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2" office:value-type="date" office:date-value="2004-06-22T00:00:00">
            <text:p>6/22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2" office:value-type="date" office:date-value="2004-06-22T00:00:00">
            <text:p>6/2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23T00:00:00">
            <text:p>6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FOREST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FOREST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2" office:value-type="date" office:date-value="2004-01-03T00:00:00">
            <text:p>1/3/2004</text:p>
          </table:table-cell>
          <table:table-cell table:style-name="ce21" office:value-type="string">
            <text:p>MARITAL SEXUAL ASSAULT </text:p>
          </table:table-cell>
          <table:table-cell table:style-name="ce21" office:value-type="string">
            <text:p>FORREST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FORREST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2" office:value-type="date" office:date-value="2004-01-06T00:00:00">
            <text:p>1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INDIAN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INDIAN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04-08-07T00:00:00">
            <text:p>8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 FARM/FENTON MI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2" office:value-type="date" office:date-value="2004-08-07T00:00:00">
            <text:p>8/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J FARM/FENTON MI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25T00:00:00">
            <text:p>1/25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10T00:00:00">
            <text:p>4/10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15T00:00:00">
            <text:p>7/1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4T00:00:00">
            <text:p>10/24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4T00:00:00">
            <text:p>10/24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10T00:00:00">
            <text:p>11/10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WEARING MASK IN PUBLIC PLAC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25T00:00:00">
            <text:p>12/25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NDONDERRY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ONDONDERRY WAY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12T00:00:00">
            <text:p>1/1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25T00:00:00">
            <text:p>2/2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27T00:00:00">
            <text:p>2/27/2004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22T00:00:00">
            <text:p>3/2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POSSESSION OF BURGLARY TOOLS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05T00:00:00">
            <text:p>6/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DEATH, SUICID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05T00:00:00">
            <text:p>8/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MAIMING </text:p>
          </table:table-cell>
          <table:table-cell table:style-name="ce25" office:value-type="string">
            <text:p>MOORETOWN ROAD </text:p>
          </table:table-cell>
          <table:table-cell table:style-name="ce23" office:value-type="float" office:value="23188">
            <text:p>23188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08T00:00:00">
            <text:p>10/8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POSSESS VEHICLE WITH ALTERED SERIAL NUMBER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4T00:00:00">
            <text:p>12/1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06T00:00:00">
            <text:p>11/6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OORETOWN ROAD &amp; AIRPOR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26T00:00:00">
            <text:p>11/2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TOWN ROAD &amp; E ROCHAMBEAU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OORETOWN ROAD &amp; 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1-06T00:00:00">
            <text:p>11/6/201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OORETOWN ROAD &amp; KINGS GAT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NEVADA COURT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04-03-03T00:00:00">
            <text:p>3/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NEVALOU COURT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NEWMA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07T00:00:00">
            <text:p>4/7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NEWMA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NEWMA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31T00:00:00">
            <text:p>5/3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NEWMA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31T00:00:00">
            <text:p>5/31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NEWMA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NEWMA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8-08T00:00:00">
            <text:p>8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WMA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NINA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INA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15-12-14T00:00:00">
            <text:p>12/14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AKTREE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2" office:value-type="date" office:date-value="2015-12-19T00:00:00">
            <text:p>12/1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AKTREE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OLD TAYLOR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01T00:00:00">
            <text:p>4/1/2004</text:p>
          </table:table-cell>
          <table:table-cell table:style-name="ce21" office:value-type="string">
            <text:p>MURDER </text:p>
          </table:table-cell>
          <table:table-cell table:style-name="ce25" office:value-type="string">
            <text:p>OLD TAYLOR ROAD </text:p>
          </table:table-cell>
          <table:table-cell table:style-name="ce23" office:value-type="float" office:value="23188">
            <text:p>23188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TAYLOR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08T00:00:00">
            <text:p>12/8/2015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OLD TAYLOR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TAYLOR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6-29T00:00:00">
            <text:p>6/29/2004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OWL CREEK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date" office:date-value="2004-01-12T00:00:00">
            <text:p>1/12/2004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PENN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INCESS PLAC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22" office:value-type="date" office:date-value="2004-03-06T00:00:00">
            <text:p>3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ED DIR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OCHAMBEAU DRIVE &amp; AIRPOR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OCHAMBEAU DRIVE &amp; AIRPORT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OCHAMBEAU ROAD &amp; MERRIMAC TRAIL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THREATEN TO BURN </text:p>
          </table:table-cell>
          <table:table-cell table:style-name="ce21" office:value-type="string">
            <text:p>ROY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RUNAWAY/MP JUVENILE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date" office:date-value="2004-06-05T00:00:00">
            <text:p>6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date" office:date-value="2004-08-25T00:00:00">
            <text:p>8/25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date" office:date-value="2015-11-27T00:00:00">
            <text:p>11/27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date" office:date-value="2015-12-09T00:00:00">
            <text:p>12/9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CHENCK DRIVE &amp; ROCHAMBEAU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3-14T00:00:00">
            <text:p>3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7-03T00:00:00">
            <text:p>7/3/2004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15-11-06T00:00:00">
            <text:p>11/6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date" office:date-value="2004-05-31T00:00:00">
            <text:p>5/31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THOMAS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UDOR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ESTMINSTER PLAC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ICHIT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CHIT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2" office:value-type="date" office:date-value="2004-02-25T00:00:00">
            <text:p>2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KINSON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6">
            <text:p>1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